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agraph">
      <style:text-properties officeooo:rsid="009db569" officeooo:paragraph-rsid="009db569"/>
    </style:style>
    <style:style style:name="P2" style:family="paragraph" style:parent-style-name="_5f_paragraph">
      <style:text-properties style:font-name="Calibri Light" fo:font-size="11pt" fo:language="ru" fo:country="RU" fo:font-weight="250" officeooo:rsid="00a075c6" officeooo:paragraph-rsid="00a075c6"/>
    </style:style>
    <style:style style:name="T1" style:family="text">
      <style:text-properties fo:language="en" fo:country="US" officeooo:rsid="00a0b73d"/>
    </style:style>
    <style:style style:name="T2" style:family="text">
      <style:text-properties officeooo:rsid="00a0b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bezkoder.com/react-express-authentication-jwt/" text:style-name="Internet_20_link" text:visited-style-name="Visited_20_Internet_20_Link">https://bezkoder.com/react-express-authentication-jwt/</text:a></text:p>
      <text:p text:style-name="P1"><text:a xlink:type="simple" xlink:href="https://bezkoder.com/react-jwt-auth/" text:style-name="Internet_20_link" text:visited-style-name="Visited_20_Internet_20_Link">https://bezkoder.com/react-jwt-auth/</text:a></text:p>
      <text:p text:style-name="P1"><text:a xlink:type="simple" xlink:href="https://bezkoder.com/node-js-jwt-authentication-mysql/" text:style-name="Internet_20_link" text:visited-style-name="Visited_20_Internet_20_Link">https://bezkoder.com/node-js-jwt-authentication-mysql/</text:a></text:p>
      <text:p text:style-name="P1">Разбираем пример аутентификации через токен.</text:p>
      <text:p text:style-name="P1">Есть пример. Качаем запускаем. Разбираемся.</text:p>
      <text:p text:style-name="P2">Корректируем исходники</text:p>
      <text:p text:style-name="P2"><text:a xlink:type="simple" xlink:href="http://192.168.2.201:8080/" text:style-name="Internet_20_link" text:visited-style-name="Visited_20_Internet_20_Link">http://192.168.2.201:8080/</text:a> </text:p>
      <text:p text:style-name="P2">Сообщение {"message":"Welcome to bezkoder application."} <text:span text:style-name="T2">от сервера</text:span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59</meta:editing-cycles>
    <meta:print-date>1970-01-01T03:00:00</meta:print-date>
    <meta:creation-date>2019-07-03T13:26:00</meta:creation-date>
    <dc:date>2020-11-10T14:39:00.722000000</dc:date>
    <meta:editing-duration>P6DT18H54M44S</meta:editing-duration>
    <meta:generator>LibreOffice/7.0.3.1$Windows_X86_64 LibreOffice_project/d7547858d014d4cf69878db179d326fc3483e082</meta:generator>
    <meta:document-statistic meta:table-count="0" meta:image-count="0" meta:object-count="0" meta:page-count="1" meta:paragraph-count="8" meta:word-count="23" meta:character-count="347" meta:non-whitespace-character-count="331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